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home/hduser/bigdata/apache-storm-2.4.0/bin/storm jar /home/hduser/bigdata/examples/storm-example/target/storm-example-1.0-jar-with-dependencies.jar <text:s/>admicloud.storm.wordcount.WordCountTopology wordCount^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20:59:11.926484873</meta:creation-date>
    <dc:date>2023-11-16T21:00:08.708451563</dc:date>
    <meta:editing-duration>PT58S</meta:editing-duration>
    <meta:editing-cycles>1</meta:editing-cycles>
    <meta:document-statistic meta:table-count="0" meta:image-count="0" meta:object-count="0" meta:page-count="1" meta:paragraph-count="1" meta:word-count="5" meta:character-count="205" meta:non-whitespace-character-count="200"/>
    <meta:generator>LibreOffice/7.3.7.2$Linux_X86_64 LibreOffice_project/30$Build-2</meta:generator>
  </office:meta>
</office:document-meta>
</file>